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ffe96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0ffe96" officeooo:paragraph-rsid="000ffe96" style:font-weight-asian="bold" style:font-weight-complex="bold"/>
    </style:style>
    <style:style style:name="P3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8.39999961853027pt" style:text-underline-style="solid" style:text-underline-width="auto" style:text-underline-color="font-color" fo:font-weight="normal" officeooo:rsid="000ffe96" officeooo:paragraph-rsid="000ffe96" fo:background-color="#1e1e1e" style:font-weight-asian="bold" style:font-weight-complex="bold"/>
    </style:style>
    <style:style style:name="P5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402cm"/>
    </style:style>
    <style:style style:name="P7" style:family="paragraph" style:parent-style-name="Standard">
      <style:text-properties style:font-name="Arial" style:text-underline-style="none" fo:font-weight="normal" officeooo:rsid="000ffe96" officeooo:paragraph-rsid="000ffe96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bold" officeooo:rsid="000ffe96" officeooo:paragraph-rsid="000ffe96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Arial" style:text-underline-style="none" fo:font-weight="bold" officeooo:rsid="000ffe96" officeooo:paragraph-rsid="000ffe96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officeooo:rsid="001048c5" officeooo:paragraph-rsid="000ffe96" style:font-weight-asian="bold" style:font-weight-complex="bold"/>
    </style:style>
    <style:style style:name="P11" style:family="paragraph" style:parent-style-name="Standard">
      <style:text-properties fo:color="#d4d4d4" loext:opacity="100%" style:font-name="Consolas" fo:font-size="8.39999961853027pt" style:text-underline-style="none" fo:font-weight="normal" officeooo:rsid="000ffe96" officeooo:paragraph-rsid="000ffe96" fo:background-color="#1e1e1e" style:font-weight-asian="bold" style:font-weight-complex="bold"/>
    </style:style>
    <style:style style:name="P12" style:family="paragraph" style:parent-style-name="Standard">
      <style:text-properties officeooo:paragraph-rsid="001048c5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style:font-weight-asian="normal" style:font-weight-complex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text-underline-style="none" style:font-weight-asian="normal" style:font-weight-complex="normal"/>
    </style:style>
    <style:style style:name="T5" style:family="text">
      <style:text-properties fo:color="#569cd6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6" style:family="text">
      <style:text-properties fo:color="#569cd6" loext:opacity="100%" style:font-name="Consolas" fo:font-size="8.39999961853027pt" fo:font-weight="normal"/>
    </style:style>
    <style:style style:name="T7" style:family="text">
      <style:text-properties fo:color="#d4d4d4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text-underline-style="none" style:font-weight-asian="normal" style:font-weight-complex="normal"/>
    </style:style>
    <style:style style:name="T10" style:family="text">
      <style:text-properties fo:color="#4ec9b0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11" style:family="text">
      <style:text-properties fo:color="#4ec9b0" loext:opacity="100%" style:font-name="Consolas" fo:font-size="8.39999961853027pt" fo:font-weight="normal"/>
    </style:style>
    <style:style style:name="T12" style:family="text">
      <style:text-properties style:font-name="Consolas" fo:font-size="8.39999961853027pt" fo:font-weight="normal"/>
    </style:style>
    <style:style style:name="T13" style:family="text">
      <style:text-properties fo:color="#dcdcaa" loext:opacity="100%" style:font-name="Consolas" fo:font-size="8.39999961853027pt" fo:font-weight="normal"/>
    </style:style>
    <style:style style:name="T14" style:family="text">
      <style:text-properties fo:color="#9cdcfe" loext:opacity="100%" style:font-name="Consolas" fo:font-size="8.39999961853027pt" fo:font-weight="normal"/>
    </style:style>
    <style:style style:name="T15" style:family="text">
      <style:text-properties fo:color="#6a9955" loext:opacity="100%" style:font-name="Consolas" fo:font-size="8.39999961853027pt" fo:font-weight="normal"/>
    </style:style>
    <style:style style:name="T16" style:family="text">
      <style:text-properties fo:color="#b5cea8" loext:opacity="100%" style:font-name="Consolas" fo:font-size="8.39999961853027pt" fo:font-weight="normal"/>
    </style:style>
    <style:style style:name="T17" style:family="text">
      <style:text-properties fo:color="#c586c0" loext:opacity="100%" style:font-name="Consolas" fo:font-size="8.39999961853027pt" fo:font-weight="normal"/>
    </style:style>
    <style:style style:name="T18" style:family="text">
      <style:text-properties fo:color="#4fc1ff" loext:opacity="100%" style:font-name="Consolas" fo:font-size="8.39999961853027pt" fo:font-weight="normal"/>
    </style:style>
    <style:style style:name="T19" style:family="text">
      <style:text-properties fo:color="#ce9178" loext:opacity="100%" style:font-name="Consolas" fo:font-size="8.39999961853027pt" fo:font-weight="normal"/>
    </style:style>
    <style:style style:name="T20" style:family="text">
      <style:text-properties fo:color="#d7ba7d" loext:opacity="100%" style:font-name="Consolas" fo:font-size="8.39999961853027pt" fo:font-weight="normal"/>
    </style:style>
    <style:style style:name="T21" style:family="text">
      <style:text-properties style:font-name="Arial" style:text-underline-style="none" fo:font-weight="bold" officeooo:rsid="001048c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ódigos Exámen Recuperación UD2.</text:p>
      <text:p text:style-name="P7"/>
      <text:p text:style-name="P12"><text:span text:style-name="T21">Enlace a mi Git: </text:span><text:a xlink:type="simple" xlink:href="https://github.com/JRamSan0607/RecPROG_UD1-2-3_JRS.git" text:style-name="Internet_20_link" text:visited-style-name="Visited_20_Internet_20_Link">GitHub JRS</text:a></text:p>
      <text:p text:style-name="P8">Ejercicio 1.</text:p>
      <text:p text:style-name="P1"><text:span text:style-name="T5">package</text:span><text:span text:style-name="T7"> </text:span><text:span text:style-name="T10">UD2</text:span><text:span text:style-name="T7">;</text:span></text:p>
      <text:p text:style-name="P6"/>
      <text:p text:style-name="P3"><text:span text:style-name="T3">public</text:span> <text:span text:style-name="T3">class</text:span> <text:span text:style-name="T8">Ejercicio_1</text:span> {</text:p>
      <text:p text:style-name="P5">    <text:span text:style-name="T6">public</text:span><text:span text:style-name="T12"> </text:span><text:span text:style-name="T6">static</text:span><text:span text:style-name="T12"> </text:span><text:span text:style-name="T11">void</text:span><text:span text:style-name="T12"> </text:span><text:span text:style-name="T13">main</text:span><text:span text:style-name="T12">(</text:span><text:span text:style-name="T11">String</text:span><text:span text:style-name="T12">[] </text:span><text:span text:style-name="T14">args</text:span><text:span text:style-name="T12">) {</text:span></text:p>
      <text:p text:style-name="P5">        <text:span text:style-name="T15">// Declaramos nuestras variables para tener un valor de los números que queremos comparar para saber</text:span></text:p>
      <text:p text:style-name="P5">        <text:span text:style-name="T15">// cuál es el mayor.</text:span></text:p>
      <text:p text:style-name="P5">        <text:span text:style-name="T11">int</text:span><text:span text:style-name="T12"> </text:span><text:span text:style-name="T14">a</text:span><text:span text:style-name="T12"> = </text:span><text:span text:style-name="T16">2</text:span><text:span text:style-name="T12">;</text:span></text:p>
      <text:p text:style-name="P5">        <text:span text:style-name="T11">int</text:span><text:span text:style-name="T12"> </text:span><text:span text:style-name="T14">b</text:span><text:span text:style-name="T12"> = </text:span><text:span text:style-name="T16">18</text:span><text:span text:style-name="T12">;</text:span></text:p>
      <text:p text:style-name="P5">        <text:span text:style-name="T11">int</text:span><text:span text:style-name="T12"> </text:span><text:span text:style-name="T14">c</text:span><text:span text:style-name="T12"> =</text:span><text:span text:style-name="T16">29</text:span><text:span text:style-name="T12">;</text:span></text:p>
      <text:p text:style-name="P5">        <text:span text:style-name="T15">// Abrimos un if para ver si a &gt; b, si es así, entramos en otro if para comparar si también a &gt; c, si se cumple</text:span></text:p>
      <text:p text:style-name="P5">        <text:span text:style-name="T15">// obtenemos por consola el valor de a, ya que es el mayor.</text:span></text:p>
      <text:p text:style-name="P5">        <text:span text:style-name="T15">// Si no se cumple el if, pasamos al else que nos muestra directamente que c es el mayor ya que c &gt; a &amp; b.</text:span></text:p>
      <text:p text:style-name="P5">        <text:span text:style-name="T17">if</text:span><text:span text:style-name="T12"> (</text:span><text:span text:style-name="T14">a</text:span><text:span text:style-name="T12"> &gt; </text:span><text:span text:style-name="T14">b</text:span><text:span text:style-name="T12">) {</text:span></text:p>
      <text:p text:style-name="P5">            <text:span text:style-name="T17">if</text:span><text:span text:style-name="T12"> (</text:span><text:span text:style-name="T14">a</text:span><text:span text:style-name="T12"> &gt; </text:span><text:span text:style-name="T14">c</text:span><text:span text:style-name="T12">) {</text:span></text:p>
      <text:p text:style-name="P5">        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El número mayor es: "</text:span><text:span text:style-name="T12"> + </text:span><text:span text:style-name="T14">a</text:span><text:span text:style-name="T12">);                                             </text:span></text:p>
      <text:p text:style-name="P5">            <text:span text:style-name="T12">} </text:span></text:p>
      <text:p text:style-name="P5">            <text:span text:style-name="T17">else</text:span><text:span text:style-name="T12"> {</text:span></text:p>
      <text:p text:style-name="P5">        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El número mayor es: "</text:span><text:span text:style-name="T12"> + </text:span><text:span text:style-name="T14">c</text:span><text:span text:style-name="T12">);     </text:span></text:p>
      <text:p text:style-name="P5">            <text:span text:style-name="T12">}</text:span></text:p>
      <text:p text:style-name="P5">        <text:span text:style-name="T12">} </text:span></text:p>
      <text:p text:style-name="P5">        <text:span text:style-name="T15">// Creamos un else if para comparar b con c, pero sólo en el caso de que el primer if no se pueda cumplir y saltemos</text:span></text:p>
      <text:p text:style-name="P5">        <text:span text:style-name="T15">// a ésta parte del código, en la cuál se inicia comparando que b &gt; c, cómo a esta parte del código sólo podemos llegar </text:span></text:p>
      <text:p text:style-name="P5">        <text:span text:style-name="T15">// en el caso de que a sea menor que b, descartamos directamente el número a, por ello comparamos b &gt; c para obtener si</text:span></text:p>
      <text:p text:style-name="P5">        <text:span text:style-name="T15">// b es el número mayor.</text:span></text:p>
      <text:p text:style-name="P5">        <text:span text:style-name="T17">else</text:span><text:span text:style-name="T12"> </text:span><text:span text:style-name="T17">if</text:span><text:span text:style-name="T12"> (</text:span><text:span text:style-name="T14">b</text:span><text:span text:style-name="T12"> &gt; </text:span><text:span text:style-name="T14">c</text:span><text:span text:style-name="T12">) {</text:span></text:p>
      <text:p text:style-name="P5">    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El número mayor es: "</text:span><text:span text:style-name="T12"> + </text:span><text:span text:style-name="T14">b</text:span><text:span text:style-name="T12">);</text:span></text:p>
      <text:p text:style-name="P5">        <text:span text:style-name="T12">} </text:span></text:p>
      <text:p text:style-name="P5">        <text:span text:style-name="T15">// En el caso de que b no sea mayor que c, como tenemos que b &lt; c &amp; a &lt; b, mostramos por consola que c es el número mayor.</text:span></text:p>
      <text:p text:style-name="P5">        <text:span text:style-name="T17">else</text:span><text:span text:style-name="T12"> {</text:span></text:p>
      <text:p text:style-name="P5">    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El número mayor es: "</text:span><text:span text:style-name="T12"> + </text:span><text:span text:style-name="T14">c</text:span><text:span text:style-name="T12">);</text:span></text:p>
      <text:p text:style-name="P5">        <text:span text:style-name="T12">}</text:span></text:p>
      <text:p text:style-name="P5">    <text:span text:style-name="T12">}</text:span></text:p>
      <text:p text:style-name="P3">}</text:p>
      <text:p text:style-name="P11"/>
      <text:p text:style-name="P8"/>
      <text:p text:style-name="P9">Ejercicio 5.</text:p>
      <text:p text:style-name="P4"><text:span text:style-name="T4">package</text:span><text:span text:style-name="T2"> </text:span><text:span text:style-name="T9">UD2</text:span><text:span text:style-name="T2">;</text:span></text:p>
      <text:p text:style-name="P6"/>
      <text:p text:style-name="P3"><text:span text:style-name="T3">public</text:span> <text:span text:style-name="T3">class</text:span> <text:span text:style-name="T8">Ejercicio_5</text:span> {</text:p>
      <text:p text:style-name="P5">    <text:span text:style-name="T6">public</text:span><text:span text:style-name="T12"> </text:span><text:span text:style-name="T6">static</text:span><text:span text:style-name="T12"> </text:span><text:span text:style-name="T11">void</text:span><text:span text:style-name="T12"> </text:span><text:span text:style-name="T13">main</text:span><text:span text:style-name="T12">(</text:span><text:span text:style-name="T11">String</text:span><text:span text:style-name="T12">[] </text:span><text:span text:style-name="T14">args</text:span><text:span text:style-name="T12">) {</text:span></text:p>
      <text:p text:style-name="P5">        <text:span text:style-name="T15">// Declaro las variables para pintar el árbol en consola.</text:span></text:p>
      <text:p text:style-name="P5">        <text:span text:style-name="T11">char</text:span><text:span text:style-name="T12"> </text:span><text:span text:style-name="T14">hueco</text:span><text:span text:style-name="T12"> = </text:span><text:span text:style-name="T19">' '</text:span><text:span text:style-name="T12">;</text:span></text:p>
      <text:p text:style-name="P5">        <text:span text:style-name="T11">char</text:span><text:span text:style-name="T12"> </text:span><text:span text:style-name="T14">hoja</text:span><text:span text:style-name="T12"> = </text:span><text:span text:style-name="T19">'*'</text:span><text:span text:style-name="T12">;</text:span></text:p>
      <text:p text:style-name="P5">        <text:span text:style-name="T11">int</text:span><text:span text:style-name="T12"> </text:span><text:span text:style-name="T14">N</text:span><text:span text:style-name="T12"> = </text:span><text:span text:style-name="T16">0</text:span><text:span text:style-name="T12">;</text:span></text:p>
      <text:p text:style-name="P5">        <text:span text:style-name="T15">// Creo un bucle de duración 4, para que pinte todo el árbol.</text:span></text:p>
      <text:p text:style-name="P5">        <text:span text:style-name="T17">for</text:span><text:span text:style-name="T12">(</text:span><text:span text:style-name="T14">N</text:span><text:span text:style-name="T12">=</text:span><text:span text:style-name="T16">1</text:span><text:span text:style-name="T12">; </text:span><text:span text:style-name="T14">N</text:span><text:span text:style-name="T12">&lt;=</text:span><text:span text:style-name="T16">4</text:span><text:span text:style-name="T12">; </text:span><text:span text:style-name="T14">N</text:span><text:span text:style-name="T12">++) {</text:span></text:p>
      <text:p text:style-name="P5">            <text:span text:style-name="T15">// Comienzo a pintar desde la copa hacia el tronco para completar el árbol, la copa va aumentando su</text:span></text:p>
      <text:p text:style-name="P5">            <text:span text:style-name="T15">// tamaño por cada for.</text:span></text:p>
      <text:p text:style-name="P5">            <text:span text:style-name="T17">for</text:span><text:span text:style-name="T12">(</text:span><text:span text:style-name="T11">int</text:span><text:span text:style-name="T12"> </text:span><text:span text:style-name="T14">huecos</text:span><text:span text:style-name="T12">=</text:span><text:span text:style-name="T16">5</text:span><text:span text:style-name="T12"> - </text:span><text:span text:style-name="T14">N</text:span><text:span text:style-name="T12">; </text:span><text:span text:style-name="T14">huecos</text:span><text:span text:style-name="T12"> &gt; </text:span><text:span text:style-name="T16">0</text:span><text:span text:style-name="T12">; </text:span><text:span text:style-name="T14">huecos</text:span><text:span text:style-name="T12">--)</text:span></text:p>
      <text:p text:style-name="P5">                <text:span text:style-name="T11">System</text:span><text:span text:style-name="T12">.</text:span><text:span text:style-name="T18">out</text:span><text:span text:style-name="T12">.</text:span><text:span text:style-name="T13">print</text:span><text:span text:style-name="T12">(</text:span><text:span text:style-name="T14">hueco</text:span><text:span text:style-name="T12">);</text:span></text:p>
      <text:p text:style-name="P5">            <text:span text:style-name="T17">for</text:span><text:span text:style-name="T12">(</text:span><text:span text:style-name="T11">int</text:span><text:span text:style-name="T12"> </text:span><text:span text:style-name="T14">hojas</text:span><text:span text:style-name="T12"> = </text:span><text:span text:style-name="T16">1</text:span><text:span text:style-name="T12">; </text:span><text:span text:style-name="T14">hojas</text:span><text:span text:style-name="T12"> &lt; </text:span><text:span text:style-name="T16">2</text:span><text:span text:style-name="T12"> * </text:span><text:span text:style-name="T14">N</text:span><text:span text:style-name="T12">; </text:span><text:span text:style-name="T14">hojas</text:span><text:span text:style-name="T12">++)</text:span></text:p>
      <text:p text:style-name="P5">                <text:span text:style-name="T11">System</text:span><text:span text:style-name="T12">.</text:span><text:span text:style-name="T18">out</text:span><text:span text:style-name="T12">.</text:span><text:span text:style-name="T13">print</text:span><text:span text:style-name="T12">(</text:span><text:span text:style-name="T14">hoja</text:span><text:span text:style-name="T12">);</text:span></text:p>
      <text:p text:style-name="P5">    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"</text:span><text:span text:style-name="T12">);</text:span></text:p>
      <text:p text:style-name="P5">        <text:span text:style-name="T12">}   </text:span></text:p>
      <text:p text:style-name="P5">        <text:span text:style-name="T15">// Pinto el árbol de una forma un poco sencilla, pero bueno, obtenemos el resultado deseado para completar</text:span></text:p>
      <text:p text:style-name="P5">        <text:span text:style-name="T15">// el ejercicio</text:span></text:p>
      <text:p text:style-name="P5">        <text:span text:style-name="T11">System</text:span><text:span text:style-name="T12">.</text:span><text:span text:style-name="T18">out</text:span><text:span text:style-name="T12">.</text:span><text:span text:style-name="T13">println</text:span><text:span text:style-name="T12">(</text:span><text:span text:style-name="T19">"   | |"</text:span><text:span text:style-name="T12"> + </text:span><text:span text:style-name="T19">"</text:span><text:span text:style-name="T20">\n</text:span><text:span text:style-name="T19">"</text:span><text:span text:style-name="T12"> + </text:span><text:span text:style-name="T19">"   | |"</text:span><text:span text:style-name="T12">);</text:span></text:p>
      <text:p text:style-name="P5">    <text:span text:style-name="T12">}</text:span></text:p>
      <text:p text:style-name="P3">}</text:p>
      <text:p text:style-name="P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9T10:28:45.547000000</meta:creation-date>
    <dc:date>2022-12-19T10:37:49.670000000</dc:date>
    <meta:editing-duration>PT2M44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8" meta:word-count="423" meta:character-count="2546" meta:non-whitespace-character-count="1677"/>
  </office:meta>
</office:document-meta>
</file>